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Mangal1" svg:font-family="Mangal"/>
    <style:font-face style:name="Times New Roman1" svg:font-family="'Times New Roman'"/>
    <style:font-face style:name="Trebuchet MS" svg:font-family="'Trebuchet MS', Arial, Helvetica, sans-serif"/>
    <style:font-face style:name="Verdana" svg:font-family="Verdana"/>
    <style:font-face style:name="inherit" svg:font-family="inheri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 style:family="table">
      <style:table-properties style:width="9.425in" table:align="margins"/>
    </style:style>
    <style:style style:name="Table10.A" style:family="table-column">
      <style:table-column-properties style:column-width="4.7125in" style:rel-column-width="32767*"/>
    </style:style>
    <style:style style:name="Table10.B" style:family="table-column">
      <style:table-column-properties style:column-width="4.7125in" style:rel-column-width="32768*"/>
    </style:style>
    <style:style style:name="Table10.A1" style:family="table-cell">
      <style:table-cell-properties fo:padding="0.0382in" fo:border-left="0.05pt solid #000000" fo:border-right="none" fo:border-top="none" fo:border-bottom="none"/>
    </style:style>
    <style:style style:name="Table10.B1" style:family="table-cell">
      <style:table-cell-properties fo:padding="0.0382in" fo:border-left="0.05pt solid #000000" fo:border-right="0.05pt solid #000000" fo:border-top="none" fo:border-bottom="none"/>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 style:family="table">
      <style:table-properties style:width="6.1667in" table:align="left"/>
    </style:style>
    <style:style style:name="Table1.A" style:family="table-column">
      <style:table-column-properties style:column-width="1.2083in"/>
    </style:style>
    <style:style style:name="Table1.B" style:family="table-column">
      <style:table-column-properties style:column-width="3in"/>
    </style:style>
    <style:style style:name="Table1.C" style:family="table-column">
      <style:table-column-properties style:column-width="1.9583in"/>
    </style:style>
    <style:style style:name="Table1.A1" style:family="table-cell">
      <style:table-cell-properties fo:padding="0.0194in" fo:border-left="0.75pt solid #808080" fo:border-right="0.75pt solid #808080" fo:border-top="0.75pt solid #808080" fo:border-bottom="0.05pt solid #808080"/>
    </style:style>
    <style:style style:name="Table1.A2" style:family="table-cell">
      <style:table-cell-properties fo:padding="0.0194in" fo:border-left="0.75pt solid #808080" fo:border-right="none" fo:border-top="none" fo:border-bottom="0.05pt solid #808080"/>
    </style:style>
    <style:style style:name="Table1.B2" style:family="table-cell">
      <style:table-cell-properties fo:padding="0.0194in" fo:border-left="0.05pt solid #808080" fo:border-right="none" fo:border-top="none" fo:border-bottom="0.05pt solid #808080"/>
    </style:style>
    <style:style style:name="Table1.C2" style:family="table-cell">
      <style:table-cell-properties fo:padding="0.0194in" fo:border-left="0.05pt solid #808080" fo:border-right="0.75pt solid #808080" fo:border-top="none" fo:border-bottom="0.05pt solid #808080"/>
    </style:style>
    <style:style style:name="Table1.A9" style:family="table-cell">
      <style:table-cell-properties fo:padding="0.0194in" fo:border-left="0.75pt solid #808080" fo:border-right="none" fo:border-top="none" fo:border-bottom="0.75pt solid #808080"/>
    </style:style>
    <style:style style:name="Table1.B9" style:family="table-cell">
      <style:table-cell-properties fo:padding="0.0194in" fo:border-left="0.05pt solid #808080" fo:border-right="none" fo:border-top="none" fo:border-bottom="0.75pt solid #808080"/>
    </style:style>
    <style:style style:name="Table1.C9" style:family="table-cell">
      <style:table-cell-properties fo:padding="0.0194in" fo:border-left="0.05pt solid #808080" fo:border-right="0.75pt solid #808080" fo:border-top="none" fo:border-bottom="0.75pt solid #808080"/>
    </style:style>
    <style:style style:name="P1" style:family="paragraph" style:parent-style-name="Text_20_body">
      <style:paragraph-properties fo:text-align="start" style:justify-single-word="false"/>
    </style:style>
    <style:style style:name="P2" style:family="paragraph" style:parent-style-name="Text_20_body">
      <style:text-properties style:font-name="inherit" fo:font-size="9pt" officeooo:paragraph-rsid="003d7e52"/>
    </style:style>
    <style:style style:name="P3" style:family="paragraph" style:parent-style-name="Text_20_body">
      <style:paragraph-properties fo:line-height="100%" fo:text-align="start" style:justify-single-word="false"/>
      <style:text-properties fo:font-variant="normal" fo:text-transform="none" fo:color="#000000" style:text-position="0% 100%" style:font-name="Times New Roman" fo:font-size="14pt" fo:letter-spacing="normal" fo:font-style="italic" fo:font-weight="normal" officeooo:rsid="00af15be" officeooo:paragraph-rsid="005781e6" style:font-size-asian="14pt" style:font-style-asian="italic" style:font-weight-asian="normal" style:font-name-complex="Verdana1" style:font-size-complex="14pt" style:font-style-complex="italic" style:font-weight-complex="normal"/>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style>
    <style:style style:name="P5" style:family="paragraph" style:parent-style-name="Text_20_body">
      <style:paragraph-properties fo:margin-left="0in" fo:margin-right="0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fo:letter-spacing="normal" officeooo:paragraph-rsid="003d7e52"/>
    </style:style>
    <style:style style:name="P6" style:family="paragraph" style:parent-style-name="Standard">
      <style:paragraph-properties fo:margin-left="0in" fo:margin-right="0in" fo:margin-top="0in" fo:margin-bottom="0in" style:contextual-spacing="false" style:line-height-at-least="0.1874in" fo:text-indent="0in" style:auto-text-indent="false" fo:padding="0in" fo:border="none"/>
      <style:text-properties fo:font-variant="normal" fo:text-transform="none" fo:color="#333333" style:font-name="Arial1" fo:font-size="9pt" fo:letter-spacing="normal" fo:font-style="normal" fo:font-weight="normal" officeooo:paragraph-rsid="003d7e52" style:font-name-asian="Arial1" style:font-size-asian="9pt" style:font-style-asian="normal" style:font-weight-asian="normal" style:font-name-complex="Arial1" style:font-size-complex="9pt" style:font-style-complex="normal" style:font-weight-complex="normal"/>
    </style:style>
    <style:style style:name="P7" style:family="paragraph" style:parent-style-name="Standard">
      <style:paragraph-properties fo:margin-left="0in" fo:margin-right="0in" fo:margin-top="0in" fo:margin-bottom="0in" style:contextual-spacing="false" style:line-height-at-least="0.1874in" fo:text-indent="0in" style:auto-text-indent="false" fo:padding="0in" fo:border="none"/>
      <style:text-properties fo:color="#006e96" style:text-line-through-style="none" style:text-underline-style="none" officeooo:paragraph-rsid="003d7e52" style:text-blinking="false"/>
    </style:style>
    <style:style style:name="P8" style:family="paragraph" style:parent-style-name="Standard">
      <style:paragraph-properties fo:margin-left="0in" fo:margin-right="0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9" style:family="paragraph" style:parent-style-name="Standard">
      <style:paragraph-properties fo:margin-left="0in" fo:margin-right="0in" fo:margin-top="0in" fo:margin-bottom="0in" style:contextual-spacing="false" style:line-height-at-least="0.1874in" fo:text-indent="0in" style:auto-text-indent="false" fo:padding="0in" fo:border="none"/>
      <style:text-properties officeooo:paragraph-rsid="003d7e52"/>
    </style:style>
    <style:style style:name="P1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000000" style:font-name="Times New Roman" fo:font-size="12pt" fo:letter-spacing="normal" fo:font-style="normal" fo:font-weight="normal" officeooo:paragraph-rsid="003d7e52" style:font-size-asian="12pt" style:font-size-complex="12pt"/>
    </style:style>
    <style:style style:name="P11" style:family="paragraph" style:parent-style-name="Standard">
      <style:paragraph-properties fo:margin-left="0in" fo:margin-right="0in" fo:margin-top="0in" fo:margin-bottom="0in" style:contextual-spacing="false" style:line-height-at-least="0.1874in" fo:text-indent="0in" style:auto-text-indent="false"/>
      <style:text-properties officeooo:paragraph-rsid="003d7e52"/>
    </style:style>
    <style:style style:name="P12" style:family="paragraph" style:parent-style-name="Text_20_body">
      <style:paragraph-properties fo:margin-left="0in" fo:margin-right="0in" fo:margin-top="0in" fo:margin-bottom="0.0835in" style:contextual-spacing="false" fo:text-align="start" style:justify-single-word="false" fo:text-indent="0in" style:auto-text-indent="false"/>
      <style:text-properties fo:font-variant="normal" fo:text-transform="none" fo:color="#000000" style:font-name="Times New Roman" fo:font-size="12pt" fo:letter-spacing="normal" fo:font-style="normal" fo:font-weight="normal" officeooo:paragraph-rsid="003d7e52" style:font-size-asian="12pt" style:font-size-complex="12pt"/>
    </style:style>
    <style:style style:name="P13" style:family="paragraph" style:parent-style-name="Text_20_body">
      <style:paragraph-properties fo:margin-top="0in" fo:margin-bottom="0in" style:contextual-spacing="false"/>
    </style:style>
    <style:style style:name="P14" style:family="paragraph" style:parent-style-name="Text_20_body">
      <style:paragraph-properties fo:margin-top="0in" fo:margin-bottom="0in" style:contextual-spacing="false" fo:padding="0in" fo:border="none"/>
    </style:style>
    <style:style style:name="P15"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paragraph-rsid="003d7e52"/>
    </style:style>
    <style:style style:name="P16"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333333" fo:letter-spacing="normal" officeooo:paragraph-rsid="003d7e52"/>
    </style:style>
    <style:style style:name="P17"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 fo:font-size="10pt" fo:letter-spacing="normal" fo:font-style="normal" fo:font-weight="normal" officeooo:rsid="004010b8" officeooo:paragraph-rsid="005781e6" style:font-size-asian="20pt" style:font-weight-asian="bold" style:font-size-complex="20pt" style:font-weight-complex="bold"/>
    </style:style>
    <style:style style:name="P18" style:family="paragraph" style:parent-style-name="Text_20_body">
      <style:paragraph-properties fo:margin-top="0in" fo:margin-bottom="0in" style:contextual-spacing="false" style:line-height-at-least="0.1874in" fo:text-align="start" style:justify-single-word="false" fo:padding="0in" fo:border="none"/>
      <style:text-properties officeooo:paragraph-rsid="003d7e52"/>
    </style:style>
    <style:style style:name="P19" style:family="paragraph" style:parent-style-name="Standard">
      <style:paragraph-properties fo:margin-top="0in" fo:margin-bottom="0in" style:contextual-spacing="false" style:line-height-at-least="0.1874in" fo:text-align="start" style:justify-single-word="false" fo:padding="0in" fo:border="none"/>
      <style:text-properties officeooo:paragraph-rsid="003d7e52"/>
    </style:style>
    <style:style style:name="P20" style:family="paragraph" style:parent-style-name="Standard">
      <style:paragraph-properties fo:margin-top="0in" fo:margin-bottom="0in" style:contextual-spacing="false" style:line-height-at-least="0.1874in" fo:padding="0in" fo:border="none"/>
      <style:text-properties officeooo:paragraph-rsid="003d7e52"/>
    </style:style>
    <style:style style:name="P21" style:family="paragraph" style:parent-style-name="Text_20_body">
      <style:paragraph-properties fo:margin-top="0in" fo:margin-bottom="0in" style:contextual-spacing="false" style:line-height-at-least="0.1874in" fo:text-align="start" style:justify-single-word="false" fo:padding-left="0.0311in" fo:padding-right="0.052in" fo:padding-top="0.0311in" fo:padding-bottom="0.0311in" fo:border="0.06pt solid #dddddd"/>
      <style:text-properties officeooo:paragraph-rsid="003d7e52"/>
    </style:style>
    <style:style style:name="P22" style:family="paragraph" style:parent-style-name="Standard">
      <style:paragraph-properties fo:margin-top="0in" fo:margin-bottom="0in" style:contextual-spacing="false" style:line-height-at-least="0.1874in"/>
      <style:text-properties officeooo:paragraph-rsid="003d7e52"/>
    </style:style>
    <style:style style:name="P23" style:family="paragraph" style:parent-style-name="Text_20_body">
      <style:paragraph-properties fo:margin-left="0in" fo:margin-right="3.7189in" fo:margin-top="0in" fo:margin-bottom="0in" style:contextual-spacing="false" style:line-height-at-least="0.1874in" fo:text-align="start" style:justify-single-word="false" fo:text-indent="0in" style:auto-text-indent="false" fo:padding="0in" fo:border="none"/>
      <style:text-properties style:font-name="inherit" fo:font-size="9pt" style:text-underline-style="solid" style:text-underline-width="auto" style:text-underline-color="font-color" fo:font-weight="bold" officeooo:paragraph-rsid="003d7e52"/>
    </style:style>
    <style:style style:name="P24" style:family="paragraph" style:parent-style-name="Standard">
      <style:paragraph-properties fo:margin-left="0in" fo:margin-right="3.7189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25" style:family="paragraph" style:parent-style-name="Heading_20_5">
      <style:paragraph-properties fo:margin-left="0in" fo:margin-right="3.7189in" fo:margin-top="0in" fo:margin-bottom="0in" style:contextual-spacing="false" style:line-height-at-least="0.1874in" fo:text-align="start" style:justify-single-word="false" fo:text-indent="0in" style:auto-text-indent="false" fo:padding="0in" fo:border="none"/>
      <style:text-properties style:font-name="inherit" fo:font-size="9pt" style:text-underline-style="solid" style:text-underline-width="auto" style:text-underline-color="font-color" fo:font-weight="bold" officeooo:paragraph-rsid="003d7e52"/>
    </style:style>
    <style:style style:name="P26" style:family="paragraph" style:parent-style-name="Text_20_body">
      <style:paragraph-properties fo:margin-left="0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27" style:family="paragraph" style:parent-style-name="Text_20_body">
      <style:paragraph-properties fo:margin-left="0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bold" officeooo:paragraph-rsid="003d7e52"/>
    </style:style>
    <style:style style:name="P28" style:family="paragraph" style:parent-style-name="Text_20_body">
      <style:paragraph-properties fo:margin-left="0in" fo:margin-right="3.7189in" style:line-height-at-least="0.1874in" fo:text-align="start" style:justify-single-word="false" fo:text-indent="0in" style:auto-text-indent="false" fo:padding="0in" fo:border="none"/>
      <style:text-properties fo:font-variant="normal" fo:text-transform="none" fo:color="#333333" style:font-name="Verdana" fo:font-size="9pt" fo:letter-spacing="normal" fo:font-style="normal" style:text-underline-style="solid" style:text-underline-width="auto" style:text-underline-color="font-color" fo:font-weight="bold" officeooo:paragraph-rsid="003d7e52"/>
    </style:style>
    <style:style style:name="P29" style:family="paragraph" style:parent-style-name="Standard">
      <style:paragraph-properties fo:margin-left="0.1252in" fo:margin-right="0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Arial1" fo:font-size="9pt" fo:letter-spacing="normal" fo:font-style="normal" fo:font-weight="normal" officeooo:paragraph-rsid="003d7e52" style:font-name-asian="Arial1" style:font-size-asian="9pt" style:font-style-asian="normal" style:font-weight-asian="normal" style:font-name-complex="Arial1" style:font-size-complex="9pt" style:font-style-complex="normal" style:font-weight-complex="normal"/>
    </style:style>
    <style:style style:name="P30" style:family="paragraph" style:parent-style-name="Quotations">
      <style:paragraph-properties fo:margin-left="0in" fo:margin-right="0.7874in" fo:text-indent="0in" style:auto-text-indent="false"/>
      <style:text-properties fo:font-variant="normal" fo:text-transform="none" fo:color="#000000" style:font-name="Times New Roman1" fo:font-size="14pt" fo:letter-spacing="normal" fo:font-style="normal" fo:font-weight="normal" officeooo:paragraph-rsid="0035d28a"/>
    </style:style>
    <style:style style:name="P31" style:family="paragraph" style:parent-style-name="Quotations">
      <style:paragraph-properties fo:margin-left="0in" fo:margin-right="0.7874in"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32" style:family="paragraph" style:parent-style-name="Quotations">
      <style:paragraph-properties fo:margin-left="0in" fo:margin-right="0.7874in" fo:text-indent="0in" style:auto-text-indent="false"/>
      <style:text-properties fo:font-variant="normal" fo:text-transform="none" fo:color="#000000" style:text-position="0% 100%" style:font-name="Verdana1" fo:font-size="10pt" fo:letter-spacing="normal" fo:font-style="normal" fo:font-weight="bold" officeooo:rsid="00c18d86" officeooo:paragraph-rsid="0054b17e" style:font-size-asian="10pt" style:font-weight-asian="bold" style:font-name-complex="Verdana1" style:font-size-complex="10pt" style:font-weight-complex="bold"/>
    </style:style>
    <style:style style:name="P33" style:family="paragraph" style:parent-style-name="Text_20_body">
      <style:paragraph-properties fo:margin-left="0in" fo:margin-right="0.7874in" fo:line-height="100%" fo:text-align="start" style:justify-single-word="false" fo:text-indent="0in" style:auto-text-indent="false"/>
      <style:text-properties fo:font-variant="normal" fo:text-transform="none" fo:color="#000000" style:text-position="0% 100%" style:font-name="Times New Roman" fo:font-size="14pt" fo:letter-spacing="normal" fo:font-style="italic" fo:font-weight="normal" officeooo:rsid="00af15be" officeooo:paragraph-rsid="005781e6" style:font-size-asian="14pt" style:font-style-asian="italic" style:font-weight-asian="normal" style:font-name-complex="Verdana1" style:font-size-complex="14pt" style:font-style-complex="italic" style:font-weight-complex="normal"/>
    </style:style>
    <style:style style:name="P34" style:family="paragraph" style:parent-style-name="Standard">
      <style:text-properties style:font-name="Times New Roman" fo:font-size="12pt" officeooo:rsid="00333a40" officeooo:paragraph-rsid="003d7e52" style:font-size-asian="12pt" style:font-size-complex="12pt"/>
    </style:style>
    <style:style style:name="P35" style:family="paragraph" style:parent-style-name="Standard">
      <style:text-properties style:font-name="Times New Roman" fo:font-size="12pt" officeooo:paragraph-rsid="003d7e52" style:font-size-asian="12pt" style:font-size-complex="12pt"/>
    </style:style>
    <style:style style:name="P36" style:family="paragraph" style:parent-style-name="Standard">
      <style:text-properties fo:font-size="9pt" officeooo:rsid="00232625" officeooo:paragraph-rsid="003d7e52" style:font-size-asian="9pt" style:font-size-complex="9pt"/>
    </style:style>
    <style:style style:name="P37" style:family="paragraph" style:parent-style-name="Standard">
      <style:text-properties officeooo:paragraph-rsid="003d7e52"/>
    </style:style>
    <style:style style:name="P38" style:family="paragraph" style:parent-style-name="Table_20_Contents">
      <style:text-properties officeooo:paragraph-rsid="003d7e52"/>
    </style:style>
    <style:style style:name="P39" style:family="paragraph" style:parent-style-name="Quotations">
      <style:paragraph-properties fo:margin-left="1.1811in" fo:margin-right="1.1811in"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40" style:family="paragraph" style:parent-style-name="Quotations">
      <style:paragraph-properties fo:margin-left="0.7874in" fo:margin-right="0.7874in"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41" style:family="paragraph" style:parent-style-name="Standard" style:master-page-name="First_20_Page">
      <style:paragraph-properties style:page-number="auto"/>
    </style:style>
    <style:style style:name="P42" style:family="paragraph" style:parent-style-name="Standard" style:list-style-name="L1">
      <style:text-properties fo:font-size="9pt" officeooo:paragraph-rsid="003d7e52" style:font-size-asian="9pt" style:font-size-complex="9pt"/>
    </style:style>
    <style:style style:name="P43" style:family="paragraph" style:parent-style-name="Standard" style:list-style-name="L1">
      <style:paragraph-properties fo:margin-left="0in" fo:margin-right="0in" fo:text-indent="-0.25in" style:auto-text-indent="false"/>
      <style:text-properties fo:font-size="9pt" officeooo:rsid="00232625" officeooo:paragraph-rsid="003d7e52" style:font-size-asian="9pt" style:font-size-complex="9pt"/>
    </style:style>
    <style:style style:name="P44" style:family="paragraph" style:parent-style-name="Heading_20_1">
      <style:paragraph-properties fo:margin-top="0in" fo:margin-bottom="0in" style:contextual-spacing="false" style:line-height-at-least="0.3752in" fo:text-align="start" style:justify-single-word="false" fo:padding="0in" fo:border="none"/>
      <style:text-properties fo:font-variant="normal" fo:text-transform="none" fo:color="#333333" style:font-name="Arial1" fo:font-size="9pt" fo:letter-spacing="normal" fo:font-style="normal" fo:font-weight="normal" officeooo:paragraph-rsid="003d7e52" style:font-name-asian="Arial1" style:font-size-asian="9pt" style:font-style-asian="normal" style:font-weight-asian="normal" style:font-name-complex="Arial1" style:font-size-complex="9pt" style:font-style-complex="normal" style:font-weight-complex="normal"/>
    </style:style>
    <style:style style:name="P45" style:family="paragraph" style:parent-style-name="Heading_20_2">
      <style:paragraph-properties fo:margin-left="0in" fo:margin-right="0in" fo:margin-top="0in" fo:margin-bottom="0in" style:contextual-spacing="false" style:line-height-at-least="0.1874in" fo:text-align="start" style:justify-single-word="false" fo:text-indent="0in" style:auto-text-indent="false" fo:padding="0in" fo:border="none"/>
      <style:text-properties fo:font-size="12pt" officeooo:paragraph-rsid="003d7e52"/>
    </style:style>
    <style:style style:name="P46" style:family="paragraph" style:parent-style-name="Heading_20_2">
      <style:paragraph-properties fo:margin-top="0.2083in" fo:margin-bottom="0.0835in" style:contextual-spacing="false" style:line-height-at-least="0.1874in" fo:text-align="start" style:justify-single-word="false" fo:padding="0in" fo:border="none"/>
      <style:text-properties fo:font-size="12pt" officeooo:paragraph-rsid="003d7e52"/>
    </style:style>
    <style:style style:name="P47" style:family="paragraph" style:parent-style-name="Heading_20_2">
      <style:paragraph-properties fo:margin-top="0.2083in" fo:margin-bottom="0.0835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paragraph-rsid="003d7e52" style:font-name-asian="Arial1" style:font-size-asian="9pt" style:font-style-asian="normal" style:font-weight-asian="normal" style:font-name-complex="Arial1" style:font-size-complex="9pt" style:font-style-complex="normal" style:font-weight-complex="normal"/>
    </style:style>
    <style:style style:name="P48" style:family="paragraph" style:parent-style-name="Heading_20_3">
      <style:text-properties fo:font-variant="normal" fo:text-transform="none" fo:color="#000000" style:font-name="Times New Roman1" fo:font-size="14pt" fo:letter-spacing="normal" fo:font-style="normal" fo:font-weight="bold" officeooo:paragraph-rsid="003d7e52"/>
    </style:style>
    <style:style style:name="P49" style:family="paragraph" style:parent-style-name="Heading_20_3">
      <style:paragraph-properties fo:break-before="page"/>
      <style:text-properties fo:font-variant="normal" fo:text-transform="none" fo:color="#000000" style:font-name="Times New Roman1" fo:font-size="14pt" fo:letter-spacing="normal" fo:font-style="normal" fo:font-weight="bold" officeooo:paragraph-rsid="003d7e52"/>
    </style:style>
    <style:style style:name="P50" style:family="paragraph" style:parent-style-name="Heading_20_3">
      <style:paragraph-properties fo:margin-left="1.1811in" fo:margin-right="1.1811in" fo:margin-top="0in" fo:margin-bottom="0.1965in" style:contextual-spacing="false" fo:text-align="start" style:justify-single-word="false" fo:text-indent="0in" style:auto-text-indent="false"/>
      <style:text-properties fo:font-variant="normal" fo:text-transform="none" fo:color="#000000" style:font-name="Times New Roman1" fo:font-size="14pt" fo:letter-spacing="normal" fo:font-style="normal" fo:font-weight="bold" officeooo:paragraph-rsid="003d7e52"/>
    </style:style>
    <style:style style:name="P51" style:family="paragraph" style:parent-style-name="Heading_20_3">
      <style:paragraph-properties fo:margin-left="1.1811in" fo:margin-right="1.1811in" fo:margin-top="0in" fo:margin-bottom="0.1965in" style:contextual-spacing="false" fo:text-align="start" style:justify-single-word="false"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52" style:family="paragraph" style:parent-style-name="Heading_20_3">
      <style:paragraph-properties fo:margin-left="0.7874in" fo:margin-right="0.7874in" fo:margin-top="0in" fo:margin-bottom="0.1965in" style:contextual-spacing="false" fo:text-align="start" style:justify-single-word="false"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53" style:family="paragraph" style:parent-style-name="Heading_20_3">
      <style:paragraph-properties fo:margin-left="0.3937in" fo:margin-right="0.3937in" fo:margin-top="0in" fo:margin-bottom="0.1965in" style:contextual-spacing="false" fo:text-align="start" style:justify-single-word="false" fo:text-indent="0in" style:auto-text-indent="false"/>
      <style:text-properties fo:font-variant="normal" fo:text-transform="none" fo:color="#000000" style:font-name="Times New Roman" fo:font-size="12pt" fo:letter-spacing="normal" fo:font-style="normal" fo:font-weight="normal" officeooo:paragraph-rsid="003d7e52" style:font-size-asian="12pt" style:font-size-complex="12pt"/>
    </style:style>
    <style:style style:name="P54" style:family="paragraph" style:parent-style-name="Text_20_body" style:list-style-name="L1">
      <style:text-properties fo:font-size="9pt" officeooo:rsid="00217edc" officeooo:paragraph-rsid="003d7e52" style:font-size-asian="9pt" style:font-size-complex="9pt"/>
    </style:style>
    <style:style style:name="P55" style:family="paragraph" style:parent-style-name="Text_20_body" style:list-style-name="L1">
      <style:text-properties fo:font-size="9pt" officeooo:paragraph-rsid="003d7e52" style:font-size-asian="9pt" style:font-size-complex="9pt"/>
    </style:style>
    <style:style style:name="P56" style:family="paragraph" style:parent-style-name="Text_20_body" style:list-style-name="L2">
      <style:text-properties fo:font-size="9pt" fo:font-weight="normal" officeooo:paragraph-rsid="003d7e52" style:font-size-asian="9pt" style:font-weight-asian="normal" style:font-size-complex="9pt" style:font-weight-complex="normal"/>
    </style:style>
    <style:style style:name="P57" style:family="paragraph" style:parent-style-name="Text_20_body" style:list-style-name="L1">
      <style:text-properties fo:font-variant="normal" fo:text-transform="none" fo:color="#000000" style:font-name="Times New Roman" fo:font-size="9pt" fo:letter-spacing="normal" fo:font-style="normal" fo:font-weight="normal" officeooo:paragraph-rsid="003d7e52" style:font-size-asian="9pt" style:font-size-complex="9pt"/>
    </style:style>
    <style:style style:name="P58" style:family="paragraph" style:parent-style-name="Text_20_body" style:list-style-name="L1">
      <style:text-properties fo:font-variant="normal" fo:text-transform="none" fo:color="#000000" style:text-position="0% 100%" style:font-name="Times New Roman" fo:font-size="9pt" fo:letter-spacing="normal" fo:font-style="normal" style:text-underline-style="none" fo:font-weight="normal" officeooo:rsid="000db789" officeooo:paragraph-rsid="003d7e52" style:font-size-asian="9pt" style:font-style-asian="normal" style:font-weight-asian="normal" style:font-name-complex="Verdana1" style:font-size-complex="9pt" style:font-style-complex="normal" style:font-weight-complex="normal"/>
    </style:style>
    <style:style style:name="P59" style:family="paragraph" style:parent-style-name="Text_20_body" style:list-style-name="L1">
      <style:text-properties fo:font-variant="normal" fo:text-transform="none" fo:color="#000000" style:text-position="0% 100%" style:font-name="Times New Roman" fo:font-size="9pt" fo:letter-spacing="normal" fo:font-style="normal" style:text-underline-style="none" fo:font-weight="normal" officeooo:rsid="003c3751" officeooo:paragraph-rsid="003d7e52" style:font-size-asian="9pt" style:font-style-asian="normal" style:font-weight-asian="normal" style:font-name-complex="Verdana1" style:font-size-complex="9pt" style:font-style-complex="normal" style:font-weight-complex="normal"/>
    </style:style>
    <style:style style:name="P60" style:family="paragraph" style:parent-style-name="Text_20_body" style:list-style-name="L1">
      <style:text-properties fo:font-variant="normal" fo:text-transform="none" fo:color="#000000" style:text-position="0% 100%" style:font-name="Times New Roman" fo:font-size="9pt" fo:letter-spacing="normal" fo:font-style="normal" style:text-underline-style="none" fo:font-weight="normal" officeooo:rsid="0049943f" officeooo:paragraph-rsid="003d7e52" style:font-size-asian="9pt" style:font-style-asian="normal" style:font-weight-asian="normal" style:font-name-complex="Verdana1" style:font-size-complex="9pt" style:font-style-complex="normal" style:font-weight-complex="normal"/>
    </style:style>
    <style:style style:name="P61" style:family="paragraph" style:parent-style-name="Text_20_body" style:list-style-name="L3">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62" style:family="paragraph" style:parent-style-name="Text_20_body" style:list-style-name="L4">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63" style:family="paragraph" style:parent-style-name="Text_20_body" style:list-style-name="L5">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64" style:family="paragraph" style:parent-style-name="Text_20_body" style:list-style-name="L6">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65" style:family="paragraph" style:parent-style-name="Text_20_body" style:list-style-name="L7">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66" style:family="paragraph" style:parent-style-name="Text_20_body" style:list-style-name="L8">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67" style:family="paragraph" style:parent-style-name="Text_20_body" style:list-style-name="L9">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68" style:family="paragraph" style:parent-style-name="Text_20_body" style:list-style-name="L5">
      <style:paragraph-properties fo:margin-left="0.1874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69" style:family="paragraph" style:parent-style-name="Text_20_body" style:list-style-name="L6">
      <style:paragraph-properties fo:margin-left="0.1874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70" style:family="paragraph" style:parent-style-name="Text_20_body" style:list-style-name="L7">
      <style:paragraph-properties fo:margin-left="0.1874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71" style:family="paragraph" style:parent-style-name="Text_20_body" style:list-style-name="L4">
      <style:paragraph-properties fo:margin-left="0in" fo:margin-right="3.7189in" style:line-height-at-least="0.1874in" fo:text-align="start" style:justify-single-word="false" fo:text-indent="0in" style:auto-text-indent="false" fo:padding="0in" fo:border="none"/>
      <style:text-properties officeooo:paragraph-rsid="003d7e52"/>
    </style:style>
    <style:style style:name="P72" style:family="paragraph" style:parent-style-name="Text_20_body" style:list-style-name="L10">
      <style:paragraph-properties fo:margin-left="0in" fo:margin-right="0in" fo:margin-top="0.0102in" fo:margin-bottom="0.0102in" style:contextual-spacing="false" style:line-height-at-least="0.1874in" fo:text-align="start" style:justify-single-word="false" fo:text-indent="0in" style:auto-text-indent="false" fo:background-color="#f2ede9" fo:padding="0in" fo:border="none">
        <style:background-image/>
      </style:paragraph-properties>
      <style:text-properties officeooo:paragraph-rsid="003d7e52"/>
    </style:style>
    <style:style style:name="P73" style:family="paragraph" style:parent-style-name="Text_20_body" style:list-style-name="L11">
      <style:paragraph-properties fo:margin-left="0in" fo:margin-right="0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74" style:family="paragraph" style:parent-style-name="Text_20_body" style:list-style-name="L10">
      <style:paragraph-properties fo:margin-top="0.0102in" fo:margin-bottom="0.0102in" style:contextual-spacing="false" style:line-height-at-least="0.1874in" fo:text-align="start" style:justify-single-word="false" fo:background-color="#f2ede9" fo:padding="0in" fo:border="none">
        <style:background-image/>
      </style:paragraph-properties>
      <style:text-properties officeooo:paragraph-rsid="003d7e52"/>
    </style:style>
    <style:style style:name="P75" style:family="paragraph" style:parent-style-name="Text_20_body" style:list-style-name="L12">
      <style:paragraph-properties fo:margin-top="0in" fo:margin-bottom="0in" style:contextual-spacing="false" style:line-height-at-least="0.1874in" fo:text-align="start" style:justify-single-word="false" fo:padding="0in" fo:border="none"/>
      <style:text-properties officeooo:paragraph-rsid="003d7e52"/>
    </style:style>
    <style:style style:name="P76" style:family="paragraph" style:parent-style-name="Text_20_body" style:list-style-name="L13">
      <style:paragraph-properties fo:margin-top="0in" fo:margin-bottom="0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paragraph-rsid="003d7e52"/>
    </style:style>
    <style:style style:name="P77" style:family="paragraph" style:parent-style-name="Text_20_body" style:list-style-name="L14">
      <style:paragraph-properties fo:margin-top="0.2083in" fo:margin-bottom="0.0835in" style:contextual-spacing="false" style:line-height-at-least="0.1874in" fo:text-align="start" style:justify-single-word="false" fo:padding="0.052in" fo:border="0.06pt solid #c3c3c3"/>
      <style:text-properties officeooo:paragraph-rsid="003d7e52"/>
    </style:style>
    <style:style style:name="P78" style:family="paragraph" style:parent-style-name="Text_20_body" style:list-style-name="L15">
      <style:paragraph-properties fo:margin-top="0.2083in" fo:margin-bottom="0.0835in" style:contextual-spacing="false" style:line-height-at-least="0.1874in" fo:text-align="start" style:justify-single-word="false" fo:padding="0.052in" fo:border="0.06pt solid #c3c3c3"/>
      <style:text-properties fo:font-variant="normal" fo:text-transform="none" fo:color="#333333" style:font-name="Arial1" fo:font-size="9pt" fo:letter-spacing="normal" fo:font-style="normal" fo:font-weight="normal" officeooo:paragraph-rsid="003d7e52"/>
    </style:style>
    <style:style style:name="P79" style:family="paragraph" style:parent-style-name="Text_20_body" style:list-style-name="L16">
      <style:paragraph-properties fo:margin-left="0.1252in" fo:margin-right="0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80" style:family="paragraph">
      <style:paragraph-properties fo:text-align="center"/>
    </style:style>
    <style:style style:name="P81" style:family="paragraph">
      <style:paragraph-properties fo:text-align="start"/>
      <style:text-properties fo:color="#8b8380" style:text-line-through-style="none" style:font-name="Courier New" fo:font-size="9pt" fo:font-style="normal" style:text-underline-style="none"/>
    </style:style>
    <style:style style:name="T1" style:family="text">
      <style:text-properties style:text-position="0% 100%" style:font-name="Times New Roman1" fo:font-size="14pt" fo:font-style="normal" style:text-underline-style="none" officeooo:rsid="0114b06d" style:font-size-asian="9pt" style:font-style-asian="normal" style:font-name-complex="Verdana1" style:font-size-complex="9pt" style:font-style-complex="normal"/>
    </style:style>
    <style:style style:name="T2" style:family="text">
      <style:text-properties style:text-position="0% 100%" style:font-name="Times New Roman1" fo:font-size="14pt" fo:font-style="italic" officeooo:rsid="00af15be" style:font-size-asian="14pt" style:font-style-asian="italic" style:font-weight-asian="normal" style:font-name-complex="Verdana1" style:font-size-complex="14pt" style:font-style-complex="italic" style:font-weight-complex="normal"/>
    </style:style>
    <style:style style:name="T3" style:family="text">
      <style:text-properties fo:font-weight="bold"/>
    </style:style>
    <style:style style:name="T4" style:family="text">
      <style:text-properties fo:font-style="italic"/>
    </style:style>
    <style:style style:name="T5" style:family="text">
      <style:text-properties fo:font-variant="normal" fo:text-transform="none" fo:color="#000000" style:text-position="0% 100%" style:font-name="Times New Roman" fo:font-size="10pt" fo:letter-spacing="normal" fo:font-style="italic" style:text-underline-style="none" fo:font-weight="normal" officeooo:rsid="00b8d92f" style:font-size-asian="10pt" style:font-style-asian="italic" style:font-weight-asian="normal" style:font-name-complex="Verdana1" style:font-size-complex="10pt" style:font-style-complex="italic" style:font-weight-complex="normal"/>
    </style:style>
    <style:style style:name="T6" style:family="text">
      <style:text-properties fo:font-variant="normal" fo:text-transform="none" fo:color="#000000" style:text-position="0% 100%" style:font-name="Times New Roman" fo:letter-spacing="normal" fo:font-style="normal" style:text-underline-style="none" fo:font-weight="normal" officeooo:rsid="003a74c1" style:font-style-asian="normal" style:font-weight-asian="normal" style:font-name-complex="Verdana1" style:font-style-complex="normal" style:font-weight-complex="normal"/>
    </style:style>
    <style:style style:name="T7" style:family="text">
      <style:text-properties fo:font-variant="normal" fo:text-transform="none" fo:color="#000000" style:text-position="0% 100%" style:font-name="Times New Roman" fo:letter-spacing="normal" fo:font-style="normal" style:text-underline-style="none" fo:font-weight="normal" officeooo:rsid="01038d06" style:font-style-asian="normal" style:font-weight-asian="normal" style:font-name-complex="Verdana1" style:font-style-complex="normal" style:font-weight-complex="normal"/>
    </style:style>
    <style:style style:name="T8" style:family="text">
      <style:text-properties fo:font-variant="normal" fo:text-transform="none" fo:color="#000000" style:text-position="0% 100%" style:font-name="Times New Roman" fo:letter-spacing="normal" fo:font-style="normal" style:text-underline-style="none" fo:font-weight="normal" officeooo:rsid="00adb8ab" style:font-style-asian="normal" style:font-weight-asian="normal" style:font-name-complex="Verdana1" style:font-style-complex="normal" style:font-weight-complex="normal"/>
    </style:style>
    <style:style style:name="T9" style:family="text">
      <style:text-properties fo:font-variant="normal" fo:text-transform="none" fo:color="#000000" style:text-position="0% 100%" style:font-name="Times New Roman" fo:letter-spacing="normal" fo:font-style="normal" style:text-underline-style="none" fo:font-weight="normal" officeooo:rsid="00232625" style:font-style-asian="normal" style:font-weight-asian="normal" style:font-name-complex="Verdana1" style:font-style-complex="normal" style:font-weight-complex="normal"/>
    </style:style>
    <style:style style:name="T10" style:family="text">
      <style:text-properties fo:font-variant="normal" fo:text-transform="none" fo:color="#000000" style:text-position="0% 100%" style:font-name="Times New Roman" fo:letter-spacing="normal" fo:font-style="normal" style:text-underline-style="none" officeooo:rsid="000db789" style:font-style-asian="normal" style:font-name-complex="Verdana1" style:font-style-complex="normal"/>
    </style:style>
    <style:style style:name="T11" style:family="text">
      <style:text-properties fo:font-variant="normal" fo:text-transform="none" fo:color="#000000" style:text-position="0% 100%" style:font-name="Times New Roman" fo:letter-spacing="normal" fo:font-style="normal" style:text-underline-style="none" officeooo:rsid="000e54eb" style:font-style-asian="normal" style:font-name-complex="Verdana1" style:font-style-complex="normal"/>
    </style:style>
    <style:style style:name="T12" style:family="text">
      <style:text-properties fo:font-variant="normal" fo:text-transform="none" fo:color="#333333" style:font-name="Arial1" fo:font-size="9pt" fo:letter-spacing="normal" fo:font-style="normal" fo:font-weight="normal"/>
    </style:style>
    <style:style style:name="T13" style:family="text">
      <style:text-properties fo:font-variant="normal" fo:text-transform="none" fo:color="#333333" fo:letter-spacing="normal"/>
    </style:style>
    <style:style style:name="T14" style:family="text">
      <style:text-properties fo:font-variant="normal" fo:text-transform="none" fo:color="#333333" fo:letter-spacing="normal" fo:font-style="normal" style:text-underline-style="solid" style:text-underline-width="auto" style:text-underline-color="font-color" fo:font-weight="normal"/>
    </style:style>
    <style:style style:name="T15" style:family="text">
      <style:text-properties fo:font-variant="normal" fo:text-transform="none" fo:color="#333333" fo:letter-spacing="normal" fo:font-style="normal" style:text-underline-style="solid" style:text-underline-width="auto" style:text-underline-color="font-color" fo:font-weight="bold"/>
    </style:style>
    <style:style style:name="T16" style:family="text">
      <style:text-properties fo:font-variant="normal" fo:text-transform="none" fo:color="#3366cc" style:font-name="inherit" fo:font-size="9pt" fo:letter-spacing="normal" fo:font-style="normal" style:text-underline-style="solid" style:text-underline-width="auto" style:text-underline-color="font-color" fo:font-weight="normal"/>
    </style:style>
    <style:style style:name="T17" style:family="text">
      <style:text-properties fo:font-variant="normal" fo:text-transform="none" fo:color="#006e96" style:text-line-through-style="none" style:font-name="Trebuchet MS" fo:font-size="11.25pt" fo:letter-spacing="normal" fo:font-style="normal" style:text-underline-style="none" fo:font-weight="bold" style:text-blinking="false"/>
    </style:style>
    <style:style style:name="T18" style:family="text">
      <style:text-properties fo:font-variant="normal" fo:text-transform="none" fo:color="#006e96" style:text-line-through-style="none" style:font-name="Arial1" fo:font-size="9pt" fo:letter-spacing="normal" fo:font-style="normal" style:text-underline-style="none" fo:font-weight="normal" style:text-blinking="false"/>
    </style:style>
    <style:style style:name="T19" style:family="text">
      <style:text-properties fo:font-variant="normal" fo:text-transform="none" fo:color="#fffcf8" style:text-line-through-style="none" style:font-name="Arial1" fo:font-size="9pt" fo:letter-spacing="normal" fo:font-style="normal" style:text-underline-style="none" fo:font-weight="normal" style:text-blinking="false"/>
    </style:style>
    <style:style style:name="T20" style:family="text">
      <style:text-properties officeooo:rsid="000e166a"/>
    </style:style>
    <style:style style:name="T21" style:family="text">
      <style:text-properties style:text-underline-style="solid" style:text-underline-width="auto" style:text-underline-color="font-color"/>
    </style:style>
    <style:style style:name="T22" style:family="text">
      <style:text-properties officeooo:rsid="001d6a7d"/>
    </style:style>
    <style:style style:name="T23" style:family="text">
      <style:text-properties style:font-name="Times New Roman" officeooo:rsid="01038d06"/>
    </style:style>
    <style:style style:name="T24" style:family="text">
      <style:text-properties style:font-name="Times New Roman" officeooo:rsid="003a74c1"/>
    </style:style>
    <style:style style:name="T25" style:family="text">
      <style:text-properties officeooo:rsid="004b60c7"/>
    </style:style>
    <style:style style:name="T26" style:family="text">
      <style:text-properties style:text-underline-style="none"/>
    </style:style>
    <style:style style:name="T27" style:family="text">
      <style:text-properties officeooo:rsid="00217edc"/>
    </style:style>
    <style:style style:name="T28" style:family="text">
      <style:text-properties fo:color="#ce3863" style:text-line-through-style="none" fo:font-size="9pt" style:text-underline-style="none" fo:font-weight="bold" style:text-blinking="false"/>
    </style:style>
    <style:style style:name="T29" style:family="text">
      <style:text-properties fo:color="#006e96" style:text-line-through-style="none" style:text-underline-style="none" style:text-blinking="false" fo:background-color="#ffffff"/>
    </style:style>
    <style:style style:name="T30" style:family="text">
      <style:text-properties fo:color="#006e96" style:text-line-through-style="none" fo:font-size="8.25pt" style:text-underline-style="none" style:text-blinking="false" fo:background-color="#ffffff"/>
    </style:style>
    <style:style style:name="T31" style:family="text">
      <style:text-properties fo:color="#006e96" style:text-line-through-style="none" fo:font-size="9pt" style:text-underline-style="none" style:text-blinking="false"/>
    </style:style>
    <style:style style:name="T32" style:family="text">
      <style:text-properties fo:color="#fffcf8" style:text-line-through-style="none" fo:font-size="9pt" style:text-underline-style="none" fo:font-weight="normal" style:text-blinking="fals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left" style:number-wrapped-paragraphs="no-limit" style:vertical-pos="top" style:vertical-rel="paragraph-content" style:horizontal-pos="right" style:horizontal-rel="paragraph" fo:padding="0in" fo:border="none"/>
    </style:style>
    <style:style style:name="fr3"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cacaca" fo:margin-left="0in" fo:margin-right="0in" style:editable="false">
        <style:columns fo:column-count="1" fo:column-gap="0in"/>
        <style:background-image/>
      </style:section-properties>
    </style:style>
    <style:style style:name="Sect3" style:family="section">
      <style:section-properties fo:background-color="#f2ede9" fo:margin-left="0in" fo:margin-right="0in" style:editable="false">
        <style:columns fo:column-count="1" fo:column-gap="0in"/>
        <style:background-image/>
      </style:section-properties>
    </style:style>
    <style:style style:name="Sect4" style:family="section">
      <style:section-properties fo:background-color="#ffffff" fo:margin-left="0in" fo:margin-right="0in" style:editable="false">
        <style:columns fo:column-count="1" fo:column-gap="0in"/>
        <style:background-image/>
      </style:section-properties>
    </style:style>
    <style:style style:name="Sect5" style:family="section">
      <style:section-properties fo:background-color="transparent" fo:margin-left="0in" fo:margin-right="0in" style:editable="false">
        <style:columns fo:column-count="1" fo:column-gap="0in"/>
        <style:background-image/>
      </style:section-properties>
    </style:style>
    <style:style style:name="Sect6" style:family="section">
      <style:section-properties fo:background-color="#2ea5d0" fo:margin-left="0in" fo:margin-right="0in" style:editable="false">
        <style:columns fo:column-count="1" fo:column-gap="0in"/>
        <style:background-image/>
      </style:section-properties>
    </style:style>
    <style:style style:name="Sect7" style:family="section">
      <style:section-properties fo:background-color="#52bce3"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http://www.interventioncentral.org/search-results" xlink:type="simple">
          <form:properties>
            <form:property form:property-name="PropertyChangeNotificationEnabled" office:value-type="boolean" office:boolean-value="true"/>
          </form:properties>
          <form:button form:name="sa" form:control-implementation="ooo:com.sun.star.form.component.CommandButton" xml:id="control1" form:id="control1" form:label="Search"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text form:name="as_q" form:control-implementation="ooo:com.sun.star.form.component.TextField" xml:id="control2" form:id="control2"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10.25in" draw:z-index="0">
        <draw:text-box fo:min-height="1.052in">
          <text:p text:style-name="Text_20_body"/>
        </draw:text-box>
      </draw:frame>
      <text:p text:style-name="P41"/>
      <text:p text:style-name="Standard"/>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
      <table:table table:name="Table10" table:style-name="Table10">
        <table:table-column table:style-name="Table10.A"/>
        <table:table-column table:style-name="Table10.B"/>
        <text:soft-page-break/>
        <table:table-row>
          <table:table-cell table:style-name="Table10.A1" office:value-type="string">
            <text:list xml:id="list5145426713625252684" text:style-name="L1">
              <text:list-header>
                <text:p text:style-name="P43"/>
              </text:list-header>
              <text:list-item>
                <text:p text:style-name="P43">Element: Question</text:p>
              </text:list-item>
            </text:list>
          </table:table-cell>
          <table:table-cell table:style-name="Table10.B1" office:value-type="string">
            <text:p text:style-name="P38"/>
          </table:table-cell>
        </table:table-row>
        <table:table-row>
          <table:table-cell table:style-name="Table10.A1" office:value-type="string">
            <text:list xml:id="list110808851158672" text:continue-numbering="true" text:style-name="L1">
              <text:list-item>
                <text:p text:style-name="P42"><text:span text:style-name="T8">Read/Re Read </text:span><text:span text:style-name="T9">and </text:span>Underline Key Terms</text:p>
              </text:list-item>
              <text:list-item>
                <text:p text:style-name="P54">Think with a pencil</text:p>
              </text:list-item>
              <text:list-item>
                <text:p text:style-name="P57">Introduce suitable notation. - <text:span text:style-name="T27">translating early</text:span></text:p>
              </text:list-item>
              <text:list-item>
                <text:p text:style-name="P55"><text:span text:style-name="T20">Apply </text:span>SQR (<text:span text:style-name="T21">S</text:span>urvey, <text:span text:style-name="T21">Q</text:span>uestion, <text:span text:style-name="T21">R</text:span>ead)*</text:p>
              </text:list-item>
              <text:list-item>
                <text:p text:style-name="P55"><text:span text:style-name="T22">Have I worked a similar problem before i</text:span><text:span text:style-name="T23">n a slightly different form </text:span><text:span text:style-name="T24">and/o</text:span><text:span text:style-name="T6">r</text:span><text:span text:style-name="T5"> </text:span><text:span text:style-name="T7">categorize the problem into a particular type?</text:span></text:p>
              </text:list-item>
              <text:list-item>
                <text:p text:style-name="P58">What seems different about this problem?</text:p>
              </text:list-item>
              <text:list-item>
                <text:p text:style-name="P59">Review definitions, theorems or previous content, if needed, to better understand the problem or question? </text:p>
              </text:list-item>
              <text:list-item>
                <text:p text:style-name="P60"><text:span text:style-name="T25">Wh</text:span>at is the unknown? What are the data? What is the condition?</text:p>
              </text:list-item>
              <text:list-item>
                <text:p text:style-name="P60">Do you understand all the words used in stating the problem?</text:p>
              </text:list-item>
              <text:list-item>
                <text:p text:style-name="P60">Can you think of a picture or diagram that might help you understand the problem?</text:p>
              </text:list-item>
            </text:list>
          </table:table-cell>
          <table:table-cell table:style-name="Table10.B1" office:value-type="string">
            <text:list xml:id="list9073328987180059834" text:style-name="L2">
              <text:list-item>
                <text:p text:style-name="P56">Why is the <text:span text:style-name="T26">problem important?</text:span></text:p>
              </text:list-item>
              <text:list-item>
                <text:p text:style-name="P56"><text:span text:style-name="T10">Do I understand </text:span><text:span text:style-name="T11">how</text:span><text:span text:style-name="T10"> solving this problem will help me understand mathematics?</text:span></text:p>
              </text:list-item>
            </text:list>
          </table:table-cell>
        </table:table-row>
        <table:table-row>
          <table:table-cell table:style-name="Table10.A3" office:value-type="string">
            <text:p text:style-name="P36">Element: purpose</text:p>
          </table:table-cell>
          <table:table-cell table:style-name="Table10.B3" office:value-type="string">
            <text:p text:style-name="P38"/>
          </table:table-cell>
        </table:table-row>
      </table:table>
      <text:p text:style-name="P37"><text:soft-page-break/></text:p>
      <text:p text:style-name="P37"/>
      <text:h text:style-name="P49" text:outline-level="3"/>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text:soft-page-break/></text:h>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About the problem statement. Starting a problem solution:</text:h>
      <text:p text:style-name="P40"/>
      <text:p text:style-name="P40"><text:soft-page-break/>The student can become so involved with, and confused by, the various <text:span text:style-name="T4">ifs, ands, buts, assume thats, given thats</text:span> and so forth that there is no hope of solving the problem. The reason for this is quite simple. The human working memory is too small to handle more than a few chunks without strain. When the working memory is overloaded, confusion results.</text:p>
      <text:p text:style-name="P40">The solution to this induced confusion is simply to ignore any phrases that start with words like <text:span text:style-name="T4">if</text:span> when reading a problem statement. The item being sought is <text:span text:style-name="T4">what the problem asks for</text:span> quite independent of the constraints contained in the <text:span text:style-name="T4">ifs</text:span>.</text:p>
      <text:p text:style-name="P40">The problem statement is simply a source of information. T</text:p>
      <text:h text:style-name="P50" text:outline-level="3">Responding to <text:span text:style-name="T4">what is asked for</text:span>:</text:h>
      <text:p text:style-name="P39">In general, the <text:span text:style-name="T4">response</text:span> to the request made by the problem requires use of a concept. The concept that <text:span text:style-name="T4">the whole is the sum of its parts</text:span> was used in some problems in the previous lesson plans. The meanings of <text:span text:style-name="T4">circumference</text:span> and <text:span text:style-name="T4">area</text:span> were used in a couple of examples. Identifying appropriate concepts is ordinarily referred to as <text:span text:style-name="T4">thinking</text:span>.</text:p>
      <text:p text:style-name="P39"/>
      <text:p text:style-name="P39">There are problems in which the needed concept does not exist. Many people are engaged in the research needed to discover and develop these missing concepts.</text:p>
      <text:p text:style-name="P39">Use of concepts is quite powerful. For example, the idea that <text:span text:style-name="T4">the whole is the sum of its parts</text:span> is the most widely used concept. Not only is it the basis for solving algebra problems containing words such as <text:span text:style-name="T4">coins, lawn mowing, painting, stamps, mixtures, jobs</text:span> and so forth it is also present in subjects such a physics and chemistry.</text:p>
      <text:p text:style-name="P39">Dalton's Law, the law of linear superposition and various conservation laws are all restatements of the idea that <text:span text:style-name="T4">the whole is the sum of its parts</text:span>.</text:p>
      <text:p text:style-name="P39">The words change but the idea remains the same.</text:p>
      <text:p text:style-name="P39"><text:soft-page-break/></text:p>
      <text:h text:style-name="P52" text:outline-level="3">Continuing a problem solution:</text:h>
      <text:p text:style-name="P40"><text:s/>You know what you are looking for and can scan through the <text:span text:style-name="T4">ifs</text:span> to locate it. There is no need to fish around.</text:p>
      <text:p text:style-name="P40"/>
      <text:p text:style-name="P40">Sometimes the response to what is needed is sufficiently obscured by artful wording of the problem statement that the problem statement is quite puzzling. Such problems are called <text:span text:style-name="T4">puzzles</text:span>. Responding to what is asked for becomes quite important in this case. It provides a means of knowing what to look for.</text:p>
      <text:p text:style-name="P40">Help the student become aware of the problem statement as only a source of information like a dictionary or telephone book. It is a place to find information.</text:p>
      <text:h text:style-name="P51" text:outline-level="3">Indentation and verbal statements:</text:h>
      <text:p text:style-name="P39">The response to a step is indented one step to the right of the requesting equation. This serves to visually display the logical position of the step in the solution.</text:p>
      <text:p text:style-name="P39"/>
      <text:p text:style-name="P39"/>
      <text:p text:style-name="P39">H</text:p>
      <text:h text:style-name="P53" text:outline-level="3"/>
      <text:p text:style-name="P10"> - I've always tried to use student work to guide my instruction, but Ms. Mickle helped me make the following connections: (1) <text:s/>(2) and (4) Checking provides the capstone that allows us to determine levels of understanding.</text:p>
      <text:p text:style-name="P12"><text:soft-page-break/>Using UPS-Check, we can better plan and provide interventions: (1) Reading /, (2) Knowing our students' learning preferences helps us prepare lessons that match and expand their favored learning modes, (3) Solutions with holes can guide our next lessons to fill in the gaps before and / or as we move on to new content, and (4) s.</text:p>
      <text:p text:style-name="P12">Thanks for helping me to see how phases of student solutions can be used to guide planning and inform future instruction! Great ideas!</text:p>
      <text:p text:style-name="P10"/>
      <text:p text:style-name="P34">Have students tell what objective of leanring is</text:p>
      <text:p text:style-name="P35"/>
      <text:p text:style-name="P35"/>
      <text:p text:style-name="P34"><text:s/></text:p>
      <text:p text:style-name="P34">Make a table Use deduction </text:p>
      <text:p text:style-name="P2"><text:span text:style-name="T14"><text:line-break/></text:span><text:span text:style-name="T15">Practice, practice, practice.</text:span></text:p>
      <text:section text:style-name="Sect1" text:name="articlebody">
        <text:p text:style-name="P27">Problem Solving Plan in 4 Steps:</text:p>
        <text:p text:style-name="P26"/>
        <text:list xml:id="list964982370274992571" text:style-name="L3">
          <text:list-item>
            <text:p text:style-name="P61"/>
          </text:list-item>
        </text:list>
        <text:p text:style-name="P27">Clue Words:</text:p>
        <text:p text:style-name="P26"><text:line-break/><text:span text:style-name="T3">For instance:</text:span> <text:line-break/><text:span text:style-name="T3">Clue Words for Addition</text:span></text:p>
        <text:list xml:id="list5269762629297410387" text:style-name="L4">
          <text:list-item>
            <text:p text:style-name="P62">sum</text:p>
          </text:list-item>
          <text:list-item>
            <text:p text:style-name="P62">total</text:p>
          </text:list-item>
          <text:list-item>
            <text:p text:style-name="P62">in all</text:p>
          </text:list-item>
          <text:list-item>
            <text:p text:style-name="P62">perimeter</text:p>
          </text:list-item>
          <text:list-item>
            <text:p text:style-name="P71"/>
          </text:list-item>
        </text:list>
        <text:p text:style-name="P28">Clue Words for Subtraction</text:p>
        <text:list xml:id="list7172046278572140068" text:style-name="L5">
          <text:list-item>
            <text:p text:style-name="P63">difference</text:p>
          </text:list-item>
          <text:list-item>
            <text:p text:style-name="P63">how much more</text:p>
          </text:list-item>
          <text:list-item>
            <text:p text:style-name="P68">exceed</text:p>
          </text:list-item>
        </text:list>
        <text:p text:style-name="P28">Clue Words for Multiplication</text:p>
        <text:list xml:id="list7164786553500892155" text:style-name="L6">
          <text:list-item>
            <text:p text:style-name="P64"><text:soft-page-break/>product</text:p>
          </text:list-item>
          <text:list-item>
            <text:p text:style-name="P64">total</text:p>
          </text:list-item>
          <text:list-item>
            <text:p text:style-name="P64">area</text:p>
          </text:list-item>
          <text:list-item>
            <text:p text:style-name="P69">times</text:p>
          </text:list-item>
        </text:list>
        <text:p text:style-name="P28">Clue Words for Division</text:p>
        <text:list xml:id="list592909856327215490" text:style-name="L7">
          <text:list-item>
            <text:p text:style-name="P65">share</text:p>
          </text:list-item>
          <text:list-item>
            <text:p text:style-name="P65">distribute</text:p>
          </text:list-item>
          <text:list-item>
            <text:p text:style-name="P65">quotient</text:p>
          </text:list-item>
          <text:list-item>
            <text:p text:style-name="P70">average</text:p>
          </text:list-item>
        </text:list>
        <text:p text:style-name="P26">Although clue words vary a bit, you'll find that there will be consistency with them to guide you to the correct operation.</text:p>
      </text:section>
      <text:section text:style-name="Sect1" text:name="coda">
        <text:p text:style-name="P24"/>
        <text:section text:style-name="Sect1" text:name="resources">
          <text:h text:style-name="P25" text:outline-level="5">Suggested Reading</text:h>
          <text:list xml:id="list2883995434252772294" text:style-name="L8">
            <text:list-item>
              <text:p text:style-name="P66"><text:a xlink:type="simple" xlink:href="http://math.about.com/cs/testprep/a/ps.htm"><text:span text:style-name="T16">More About Problem Solving</text:span></text:a></text:p>
            </text:list-item>
            <text:list-item>
              <text:p text:style-name="P66"><text:a xlink:type="simple" xlink:href="http://math.about.com/od/wordproblem1/Worksheets_for_Word_Problems_Various_grades.htm"><text:span text:style-name="T16">Grade by Grade Word Problems</text:span></text:a></text:p>
            </text:list-item>
            <text:list-item>
              <text:p text:style-name="P66"><text:a xlink:type="simple" xlink:href="http://math.about.com/od/algebra1help/a/PS_Step.htm"><text:span text:style-name="T16">Solving Algebra Word Problems</text:span></text:a></text:p>
            </text:list-item>
          </text:list>
          <text:section text:style-name="Sect1" text:name="rel">
            <text:p text:style-name="P23">Related Articles</text:p>
            <text:list xml:id="list2660075349647770848" text:style-name="L9">
              <text:list-item>
                <text:p text:style-name="P67"><text:a xlink:type="simple" xlink:href="http://video.about.com/math/Tips-for-Teaching-Word-Problem-Solving.htm"><text:span text:style-name="T16">Teaching Word Problem Solving - Tips for Teaching Word Problem Solving Vide...</text:span></text:a></text:p>
              </text:list-item>
              <text:list-item>
                <text:p text:style-name="P67"><text:a xlink:type="simple" xlink:href="http://specialed.about.com/od/holidaysthemes/ss/Jingle-Math-Problem-Solving-Resources-For-Special-Education.htm"><text:span text:style-name="T16">Jingle Math Uses Christmas Themes to Teach Problem Solving</text:span></text:a></text:p>
              </text:list-item>
              <text:list-item>
                <text:p text:style-name="P67"><text:a xlink:type="simple" xlink:href="http://learningdisabilities.about.com/od/learningdisabilitybasics/p/ldappliedmath.htm"><text:span text:style-name="T16">What is a Learning Disability in Applied Math?</text:span></text:a></text:p>
              </text:list-item>
              <text:list-item>
                <text:p text:style-name="P67"><text:a xlink:type="simple" xlink:href="http://math.about.com/od/mathlessonplans/a/MathJournals.htm"><text:span text:style-name="T16">Math journals, how to use math journals to support math achievement.</text:span></text:a></text:p>
              </text:list-item>
            </text:list>
          </text:section>
        </text:section>
      </text:section>
      <text:p text:style-name="P37"/>
      <text:p text:style-name="P37"/>
      <text:section text:style-name="Sect1" text:name="page-wrapper">
        <text:section text:style-name="Sect1" text:name="page">
          <text:p text:style-name="P22"/>
          <text:section text:style-name="Sect2" text:name="top">
            <text:p text:style-name="P11"><draw:frame draw:style-name="fr2" draw:name="search" text:anchor-type="paragraph" svg:width="2.3228in" draw:z-index="7"><draw:text-box fo:min-height="0.0161in"><text:p text:style-name="Text_20_body"><draw:frame draw:style-name="fr3" draw:name="searchbox-outer" text:anchor-type="paragraph" svg:width="1.7083in" draw:z-index="9"><draw:text-box fo:min-height="0.1874in"><text:p text:style-name="P1"><draw:control text:anchor-type="as-char" draw:z-index="10" draw:style-name="gr1" draw:text-style-name="P81" svg:width="1.6669in" svg:height="0.1878in" draw:control="control2"/></text:p></draw:text-box></draw:frame><draw:control text:anchor-type="as-char" draw:z-index="8" draw:style-name="gr1" draw:text-style-name="P80" svg:width="0.3232in" svg:height="0.3232in" draw:control="control1"/></text:p><text:section text:style-name="Sect1" text:name="dash-top"><text:p text:style-name="P13"> </text:p></text:section><text:section text:style-name="Sect1" text:name="dash-mid"><text:p text:style-name="P13"/><text:section text:style-name="Sect1" text:name="dash-body-top"><text:p text:style-name="P14"/><text:section text:style-name="Sect1" text:name="login"><text:p text:style-name="P14"><text:a xlink:type="simple" xlink:href="http://www.interventioncentral.org/login?ajax=1"><text:span text:style-name="T28">login</text:span></text:a></text:p></text:section></text:section><text:section text:style-name="Sect1" text:name="dash-body-bottom"><text:p text:style-name="P14"/><text:section text:style-name="Sect1" text:name="register"><text:p text:style-name="P14"><text:a xlink:type="simple" xlink:href="http://www.interventioncentral.org/user/register"><text:span text:style-name="T28">create account</text:span></text:a></text:p></text:section></text:section></text:section><text:section text:style-name="Sect1" text:name="dash-bot"><text:p text:style-name="P14"> </text:p></text:section></draw:text-box></draw:frame></text:p>
          </text:section>
          <text:section text:style-name="Sect1" text:name="header">
            <text:p text:style-name="P7"><text:bookmark text:name="logo"/><draw:a xlink:type="simple" xlink:href="http://www.interventioncentral.org/"><draw:frame draw:style-name="fr4" draw:name="graphics1" text:anchor-type="as-char" svg:width="0.4583in" svg:height="0.6146in" draw:z-index="1"><draw:image xlink:href="http://www.interventioncentral.org/sites/all/themes/ic_theme/logo.png" xlink:type="simple" xlink:show="embed" xlink:actuate="onLoad"/><svg:title>Home</svg:title></draw:frame></draw:a></text:p>
            <text:section text:style-name="Sect1" text:name="name-and-slogan">
              <text:p text:style-name="P20"/>
              <text:section text:style-name="Sect1" text:name="site-name">
                <text:p text:style-name="P9"/>
              </text:section>
            </text:section>
          </text:section>
          <text:section text:style-name="Sect1" text:name="main-wrapper">
            <text:p text:style-name="P6"/>
            <text:section text:style-name="Sect3" text:name="main">
              <text:p text:style-name="P8"><text:soft-page-break/></text:p>
              <text:section text:style-name="Sect1" text:name="nav_padder">
                <text:p text:style-name="P19"> </text:p>
              </text:section>
              <text:section text:style-name="Sect4" text:name="nav_wrapper">
                <text:h text:style-name="P45" text:outline-level="2">Main menu</text:h>
                <text:list xml:id="list7475868294375679940" text:style-name="L10">
                  <text:list-item>
                    <text:p text:style-name="P72"><text:bookmark text:name="mainlevel"/><text:a xlink:type="simple" xlink:href="http://www.interventioncentral.org/home"><text:span text:style-name="T17">Home</text:span></text:a></text:p>
                  </text:list-item>
                  <text:list-item>
                    <text:p text:style-name="P74"><text:a xlink:type="simple" xlink:href="http://www.interventioncentral.org/response-to-intervention"><text:span text:style-name="T17">Academic Interventions</text:span></text:a></text:p>
                  </text:list-item>
                  <text:list-item>
                    <text:p text:style-name="P74"><text:a xlink:type="simple" xlink:href="http://www.interventioncentral.org/behavioral-intervention-modification"><text:span text:style-name="T17">Behavior Interventions</text:span></text:a></text:p>
                  </text:list-item>
                  <text:list-item>
                    <text:p text:style-name="P74"><text:a xlink:type="simple" xlink:href="http://www.interventioncentral.org/educational-products-supplies"><text:span text:style-name="T17">Products</text:span></text:a></text:p>
                  </text:list-item>
                  <text:list-item>
                    <text:p text:style-name="P74"><text:a xlink:type="simple" xlink:href="http://www.interventioncentral.org/workshops"><text:span text:style-name="T17">Workshops</text:span></text:a></text:p>
                  </text:list-item>
                  <text:list-item>
                    <text:p text:style-name="P74"><text:a xlink:type="simple" xlink:href="http://www.interventioncentral.org/curriculum-based-measurement-reading-math-assesment-tests"><text:span text:style-name="T17">CBM</text:span></text:a></text:p>
                  </text:list-item>
                  <text:list-item>
                    <text:p text:style-name="P74"><text:a xlink:type="simple" xlink:href="http://www.interventioncentral.org/teaching-resources/downloads"><text:span text:style-name="T17">Downloads</text:span></text:a></text:p>
                  </text:list-item>
                  <text:list-item>
                    <text:p text:style-name="P74"><text:a xlink:type="simple" xlink:href="http://www.interventioncentral.org/teaching-methods/blog"><text:span text:style-name="T17">Blog</text:span></text:a></text:p>
                  </text:list-item>
                  <text:list-item>
                    <text:p text:style-name="P74"><text:a xlink:type="simple" xlink:href="http://www.interventioncentral.org/Contact%20Us"><text:span text:style-name="T17">Contact</text:span></text:a></text:p>
                  </text:list-item>
                </text:list>
              </text:section>
              <text:section text:style-name="Sect1" text:name="content">
                <text:h text:style-name="P44" text:outline-level="1">Math Problem-Solving: Combining Cognitive &amp; Metacognitive Strategies</text:h>
                <text:section text:style-name="Sect1" text:name="sociallinks">
                  <text:p text:style-name="P18"/>
                  <text:section text:style-name="Sect1" text:name="facebook">
                    <text:p text:style-name="P18"><draw:frame draw:style-name="fr5" draw:name="Object1" text:anchor-type="as-char" svg:width="0.5209in" svg:height="0.2083in" draw:z-index="2"><draw:floating-frame xlink:href="http://www.facebook.com/plugins/like.php?action=like&amp;layout=button_count&amp;href=http://www.interventioncentral.org/academic-interventions/math/math-problem-solving-combining-cognitive-metacognitive-strategies" xlink:type="simple" xlink:show="embed" xlink:actuate="onLoad"/><svg:desc>OLE-object</svg:desc></draw:frame></text:p>
                  </text:section>
                  <text:section text:style-name="Sect1" text:name="twitter">
                    <text:p text:style-name="P18"><draw:frame draw:style-name="fr5" draw:name="Object2" text:anchor-type="as-char" svg:width="0.6146in" svg:height="0.2083in" draw:z-index="3"><draw:floating-frame xlink:href="http://platform.twitter.com/widgets/tweet_button.1390956745.html#_=1391029585833&amp;count=none&amp;id=twitter-widget-0&amp;lang=en&amp;original_referer=http%3A%2F%2Fwww.interventioncentral.org%2Facademic-interventions%2Fmath%2Fmath-problem-solving-combining-cognitive-metacognitive-strategies&amp;size=m&amp;text=Response%20to%20Intervention%20%7C%20Math%20%7C%20Math%20Problem%20Solving&amp;url=http%3A%2F%2Fwww.interventioncentral.org%2Facademic-interventions%2Fmath%2Fmath-problem-solving-combining-cognitive-metacognitive-strategies" xlink:type="simple" xlink:show="embed" xlink:actuate="onLoad"/><svg:desc>OLE-object</svg:desc></draw:frame></text:p>
                  </text:section>
                  <text:section text:style-name="Sect1" text:name="printmail">
                    <text:p text:style-name="P21"><text:span text:style-name="T29"><draw:a xlink:type="simple" xlink:href="http://www.interventioncentral.org/print//academic-interventions/math/math-problem-solving-combining-cognitive-metacognitive-strategies"><draw:frame draw:style-name="fr4" draw:name="graphics2" text:anchor-type="as-char" svg:width="0.1874in" svg:height="0.1874in" draw:z-index="4"><draw:image xlink:href="http://www.interventioncentral.org/sites/all/modules/print/icons/print_icon.gif" xlink:type="simple" xlink:show="embed" xlink:actuate="onLoad"/><svg:title>Print</svg:title></draw:frame></draw:a></text:span><text:a xlink:type="simple" xlink:href="http://www.interventioncentral.org/print//academic-interventions/math/math-problem-solving-combining-cognitive-metacognitive-strategies"> </text:a><text:a xlink:type="simple" xlink:href="http://www.interventioncentral.org/print//academic-interventions/math/math-problem-solving-combining-cognitive-metacognitive-strategies"><text:span text:style-name="T30">Print</text:span></text:a> <text:span text:style-name="T29"><draw:a xlink:type="simple" xlink:href="http://www.interventioncentral.org/printmail/249"><draw:frame draw:style-name="fr4" draw:name="graphics3" text:anchor-type="as-char" svg:width="0.1874in" svg:height="0.1874in" draw:z-index="5"><draw:image xlink:href="http://www.interventioncentral.org/sites/all/modules/print/icons/mail_icon.gif" xlink:type="simple" xlink:show="embed" xlink:actuate="onLoad"/><svg:title>Email</svg:title></draw:frame></draw:a></text:span><text:a xlink:type="simple" xlink:href="http://www.interventioncentral.org/printmail/249"> </text:a><text:a xlink:type="simple" xlink:href="http://www.interventioncentral.org/printmail/249"><text:span text:style-name="T30">Email</text:span></text:a></text:p>
                  </text:section>
                  <text:p text:style-name="P16"><draw:frame draw:style-name="fr3" draw:name="gplus" text:anchor-type="paragraph" svg:width="0.7709in" draw:z-index="11"><draw:text-box fo:min-height="0.0161in"><text:section text:style-name="Sect5" text:name="___plusone_0"><text:p text:style-name="P4"><draw:frame draw:style-name="fr5" draw:name="Object3" text:anchor-type="as-char" svg:width="1.1043in" svg:height="0.25in" draw:z-index="13"><draw:floating-frame xlink:href="https://apis.google.com/u/0/_/+1/fastbutton?usegapi=1&amp;bsv=o&amp;align=right&amp;origin=http%3A%2F%2Fwww.interventioncentral.org&amp;url=http%3A%2F%2Fwww.interventioncentral.org%2Facademic-interventions%2Fmath%2Fmath-problem-solving-combining-cognitive-metacognitive-strategies&amp;gsrc=3p&amp;jsh=m%3B%2F_%2Fscs%2Fapps-static%2F_%2Fjs%2Fk%3Doz.gapi.en.AeL1IYatd8Q.O%2Fm%3D__features__%2Fam%3DIQ%2Frt%3Dj%2Fd%3D1%2Ft%3Dzcms%2Frs%3DAItRSTPhiD9wJIfMwTHvQEOnvpyR_kHUVQ#_methods=onPlusOne%2C_ready%2C_close%2C_open%2C_resizeMe%2C_renderstart%2Concircled%2Cdrefresh%2Cerefresh&amp;id=I1_1391029587079&amp;parent=http%3A%2F%2Fwww.interventioncentral.org&amp;pfname=&amp;rpctoken=63349725" xlink:type="simple" xlink:show="embed" xlink:actuate="onLoad" draw:frame-name="I1_1391029587079"/><svg:desc>OLE-object</svg:desc></draw:frame></text:p></text:section></draw:text-box></draw:frame></text:p>
                </text:section>
                <text:section text:style-name="Sect1" text:name="content-area">
                  <text:p text:style-name="P16"/>
                  <text:section text:style-name="Sect1" text:name="node-249">
                    <text:list xml:id="list6830530553056893533" text:style-name="L11">
                      <text:list-item>
                        <text:p text:style-name="P73"><text:a xlink:type="simple" xlink:href="http://www.interventioncentral.org/academic-interventions/math"><text:span text:style-name="T31">Math</text:span></text:a></text:p>
                      </text:list-item>
                    </text:list>
                    <text:p text:style-name="P15"><draw:frame draw:style-name="fr2" draw:name="rightcolumn" text:anchor-type="paragraph" svg:width="2.5835in" draw:z-index="12"><draw:text-box fo:min-height="0.0161in"><text:p text:style-name="Text_20_body"/></draw:text-box></draw:frame></text:p>
                    <text:p text:style-name="P16"> </text:p>
                    <text:p text:style-name="P15">The following strategies combine both cognitive and metacognitive elements (Montague, 1992; Montague &amp; Dietz, 2009). First, the student is taught a 7-step process for attacking a math word problem (cognitive strategy). Second, the instructor trains the student to use a three-part self-coaching routine for each of the seven problem-solving steps (metacognitive strategy).</text:p>
                    <text:p text:style-name="P16"> </text:p>
                    <text:p text:style-name="P15">In the cognitive part of this multi-strategy intervention, the student learns an explicit series of steps to analyze and solve a math problem. Those steps include:</text:p>
                    <text:list xml:id="list7956395907309904699" text:style-name="L12">
                      <text:list-item>
                        <text:p text:style-name="P75"><text:span text:style-name="Strong_20_Emphasis"><text:span text:style-name="T12">Reading the problem. </text:span></text:span><text:span text:style-name="T12">The student reads the problem carefully, noting and attempting to clear up any areas of uncertainly or confusion (e.g., unknown vocabulary terms).</text:span></text:p>
                      </text:list-item>
                      <text:list-item>
                        <text:p text:style-name="P75"><text:span text:style-name="Strong_20_Emphasis"><text:span text:style-name="T12">Paraphrasing the problem.</text:span></text:span><text:span text:style-name="T12"> The student restates the problem in his or her own words.</text:span></text:p>
                      </text:list-item>
                      <text:list-item>
                        <text:p text:style-name="P75"><text:span text:style-name="Strong_20_Emphasis"><text:span text:style-name="T13">‘</text:span></text:span><text:span text:style-name="Strong_20_Emphasis"><text:span text:style-name="T12">Drawing’ the problem.</text:span></text:span><text:span text:style-name="T12"> The student creates a drawing of the problem, creating a visual representation of the word problem.</text:span></text:p>
                      </text:list-item>
                      <text:list-item>
                        <text:p text:style-name="P75"><text:span text:style-name="Strong_20_Emphasis"><text:span text:style-name="T12">Creating a plan to solve the problem.</text:span></text:span><text:span text:style-name="T12"> The student decides on the best way to solve the problem and develops a plan to do so.</text:span></text:p>
                      </text:list-item>
                      <text:list-item>
                        <text:p text:style-name="P75"><text:soft-page-break/><text:span text:style-name="Strong_20_Emphasis"><text:span text:style-name="T12">Predicting/Estimating the answer.</text:span></text:span><text:span text:style-name="T12"> The student estimates or predicts what the answer to the problem will be.  The student may compute a quick approximation of the answer, using rounding or other shortcuts.</text:span></text:p>
                      </text:list-item>
                      <text:list-item>
                        <text:p text:style-name="P75"><text:span text:style-name="Strong_20_Emphasis"><text:span text:style-name="T12">Computing the answer.</text:span></text:span><text:span text:style-name="T12"> The student follows the plan developed earlier to compute the answer to the problem.</text:span></text:p>
                      </text:list-item>
                      <text:list-item>
                        <text:p text:style-name="P75"><text:span text:style-name="Strong_20_Emphasis"><text:span text:style-name="T12">Checking the answer.</text:span></text:span><text:span text:style-name="T12"> The student methodically checks the calculations for each step of the problem. The student also compares the actual answer to the estimated answer calculated in a previous step to ensure that there is general agreement between the two values.</text:span></text:p>
                      </text:list-item>
                    </text:list>
                    <text:p text:style-name="P15">The metacognitive component of the intervention is a three-part routine that follows a sequence of ‘Say’, ‘Ask, ‘Check’. For each of the 7 problem-solving steps reviewed above:</text:p>
                    <text:list xml:id="list2083476456978075011" text:style-name="L13">
                      <text:list-item>
                        <text:p text:style-name="P76"/>
                      </text:list-item>
                    </text:list>
                    <text:p text:style-name="P15">While the Say-Ask-Check sequence is repeated across all 7 problem-solving steps, the actual content of the student self-coaching comments changes across the steps.</text:p>
                    <text:p text:style-name="P16"> </text:p>
                    <text:p text:style-name="P15">Table 1 (as well as the attachment at the bottom of the page) shows how each of the steps in the word problem cognitive strategy is matched to the three-part Say-Ask-Check sequence:</text:p>
                    <text:p text:style-name="P16"> </text:p>
                    <text:p text:style-name="P16"> </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8">‘Say-Ask-Check’ Metacognitive Prompts Tied to a Word-Problem Cognitive Strategy (Montague, 1992)</text:p>
                        </table:table-cell>
                        <table:covered-table-cell/>
                        <table:covered-table-cell/>
                      </table:table-row>
                      <table:table-row>
                        <table:table-cell table:style-name="Table1.A2" office:value-type="string">
                          <text:p text:style-name="P38">Cognitive Strategy Step</text:p>
                        </table:table-cell>
                        <table:table-cell table:style-name="Table1.B2" office:value-type="string">
                          <text:p text:style-name="P38">Metacognitive ‘Say-Ask-Check’ Prompt Targets</text:p>
                        </table:table-cell>
                        <table:table-cell table:style-name="Table1.C2" office:value-type="string">
                          <text:p text:style-name="P38">Sample Metacognitive ‘Say-Ask-Check’ Prompts</text:p>
                        </table:table-cell>
                      </table:table-row>
                      <table:table-row>
                        <table:table-cell table:style-name="Table1.A2" office:value-type="string">
                          <text:p text:style-name="P38">1. <text:span text:style-name="Strong_20_Emphasis">Read the problem.</text:span></text:p>
                        </table:table-cell>
                        <table:table-cell table:style-name="Table1.B2" office:value-type="string">
                          <text:p text:style-name="P38"><text:span text:style-name="Strong_20_Emphasis">‘Say’ (Self-Instruction) Target:</text:span> <text:span text:style-name="Emphasis">The student reads and studies the problem carefully before proceeding.</text:span> <text:line-break/><text:span text:style-name="Emphasis">‘Ask’ (Self-Question) Target: Does the student fully understand the problem‌</text:span> <text:line-break/><text:span text:style-name="Emphasis">‘Check’ (Self-Monitor) Target: Proceed only if the problem is understood.</text:span></text:p>
                        </table:table-cell>
                        <table:table-cell table:style-name="Table1.C2" office:value-type="string">
                          <text:p text:style-name="P38"><text:span text:style-name="Strong_20_Emphasis">Say:</text:span> “I will read the problem. I will reread the problem if I don’t understand it.” <text:line-break/><text:span text:style-name="Strong_20_Emphasis">Ask: “</text:span><text:line-break/><text:span text:style-name="Strong_20_Emphasis">Check:</text:span> “</text:p>
                        </table:table-cell>
                      </table:table-row>
                      <table:table-row>
                        <table:table-cell table:style-name="Table1.A2" office:value-type="string">
                          <text:p text:style-name="P38">2. <text:span text:style-name="Strong_20_Emphasis">Paraphrase the problem.</text:span></text:p>
                        </table:table-cell>
                        <table:table-cell table:style-name="Table1.B2" office:value-type="string">
                          <text:p text:style-name="P38"><text:span text:style-name="Strong_20_Emphasis">‘Say’ (Self-Instruction) Target:</text:span> <text:span text:style-name="Emphasis">The student restates the problem in order to demonstrate understanding.</text:span> <text:line-break/><text:span text:style-name="Emphasis">‘Ask’ (Self-Question) Target: Is the student able to paraphrase the problem‌</text:span> <text:line-break/><text:span text:style-name="Emphasis">‘Check’ (Self-Monitor) Target: Ensure that any highlighted key words are relevant to the question.</text:span></text:p>
                        </table:table-cell>
                        <table:table-cell table:style-name="Table1.C2" office:value-type="string">
                          <text:p text:style-name="P38"><text:span text:style-name="Strong_20_Emphasis">Say:</text:span> “I will highlight key words and phrases that relate to the problem question.” <text:line-break/>“I will restate the problem in my own words.” <text:line-break/><text:span text:style-name="Strong_20_Emphasis">Ask: “</text:span>Did I highlight the most important words or phrases in the problem‌” <text:line-break/><text:span text:style-name="Strong_20_Emphasis">Check:</text:span> “I found the key <text:soft-page-break/>words or phrases that will help to solve the problem.”</text:p>
                        </table:table-cell>
                      </table:table-row>
                      <table:table-row>
                        <table:table-cell table:style-name="Table1.A2" office:value-type="string">
                          <text:p text:style-name="P38">3. <text:span text:style-name="Strong_20_Emphasis">‘Draw’ the problem.</text:span></text:p>
                        </table:table-cell>
                        <table:table-cell table:style-name="Table1.B2" office:value-type="string">
                          <text:p text:style-name="P38"><text:span text:style-name="Strong_20_Emphasis">‘Say’ (Self-Instruction) Target:</text:span> <text:span text:style-name="Emphasis">The student creates a drawing of the problem to consolidate understanding.</text:span> <text:line-break/><text:span text:style-name="Emphasis">‘Ask’ (Self-Question) Target: Is there a match between the drawing and the problem‌</text:span> <text:line-break/><text:span text:style-name="Emphasis">‘Check’ (Self-Monitor) Target: The drawing includes in visual form the key elements of the math problem.</text:span></text:p>
                        </table:table-cell>
                        <table:table-cell table:style-name="Table1.C2" office:value-type="string">
                          <text:p text:style-name="P38"><text:span text:style-name="Strong_20_Emphasis">Say:</text:span> “I will draw a diagram of the problem.” <text:line-break/><text:span text:style-name="Strong_20_Emphasis">Ask: </text:span>”</text:p>
                        </table:table-cell>
                      </table:table-row>
                      <table:table-row>
                        <table:table-cell table:style-name="Table1.A2" office:value-type="string">
                          <text:p text:style-name="P38">4. <text:span text:style-name="Strong_20_Emphasis">Create a plan to solve the problem.</text:span></text:p>
                        </table:table-cell>
                        <table:table-cell table:style-name="Table1.B2" office:value-type="string">
                          <text:p text:style-name="P38"><text:span text:style-name="Strong_20_Emphasis">‘Say’ (Self-Instruction) Target:</text:span> <text:span text:style-name="Emphasis">The student generates a plan to solve the problem.</text:span> <text:line-break/><text:span text:style-name="Emphasis">‘Ask’ (Self-Question) Target: What plan will help the student to solve this problem‌</text:span> <text:line-break/><text:span text:style-name="Emphasis">‘Check’ (Self-Monitor) Target: The plan is appropriate to solve the problem.</text:span></text:p>
                        </table:table-cell>
                        <table:table-cell table:style-name="Table1.C2" office:value-type="string">
                          <text:p text:style-name="P38"><text:span text:style-name="Strong_20_Emphasis">Say’ (Self-Instruction) Target:</text:span> <text:span text:style-name="Emphasis">The student follows the plan to compute the solution to the problem.</text:span> <text:line-break/><text:span text:style-name="Emphasis">‘Ask’ (Self-Question) Target:</text:span><text:line-break/><text:span text:style-name="Emphasis">‘Check’ (Self-Monitor) Target:</text:span></text:p>
                        </table:table-cell>
                      </table:table-row>
                      <table:table-row>
                        <table:table-cell table:style-name="Table1.A2" office:value-type="string">
                          <text:p text:style-name="P38">5. <text:span text:style-name="Strong_20_Emphasis">Predict/<text:line-break/>estimate the Answer.</text:span></text:p>
                        </table:table-cell>
                        <table:table-cell table:style-name="Table1.B2" office:value-type="string">
                          <text:p text:style-name="P38"><text:span text:style-name="Strong_20_Emphasis">‘Say’ (Self-Instruction) Target:</text:span> <text:span text:style-name="Emphasis">The student uses estimation or other strategies to predict or estimate the answer.</text:span> <text:line-break/><text:span text:style-name="Emphasis">‘Ask’ (Self-Question) Target: What estimating technique will the student use to predict the answer‌</text:span> <text:line-break/><text:span text:style-name="Emphasis">‘Check’ (Self-Monitor) Target: The predicted/estimated answer used all of the essential problem information.</text:span></text:p>
                        </table:table-cell>
                        <table:table-cell table:style-name="Table1.C2" office:value-type="string">
                          <text:p text:style-name="P38"><text:span text:style-name="Strong_20_Emphasis">Say:</text:span> “I will estimate what the answer will be.” <text:line-break/><text:span text:style-name="Strong_20_Emphasis">Ask: </text:span>“What numbers in the problem should be used in my estimation‌” <text:line-break/><text:span text:style-name="Strong_20_Emphasis">Check:</text:span> “I did not skip any important information in my estimation.”</text:p>
                        </table:table-cell>
                      </table:table-row>
                      <table:table-row>
                        <table:table-cell table:style-name="Table1.A2" office:value-type="string">
                          <text:p text:style-name="P38">6. <text:span text:style-name="Strong_20_Emphasis">Compute the answer.</text:span></text:p>
                        </table:table-cell>
                        <table:table-cell table:style-name="Table1.B2" office:value-type="string">
                          <text:p text:style-name="P38"><text:span text:style-name="Strong_20_Emphasis">‘Say’ (Self-Instruction) Target:</text:span> <text:span text:style-name="Emphasis">The student follows the plan to compute the solution to the problem.</text:span> <text:line-break/><text:span text:style-name="Emphasis">‘Ask’ (Self-Question) Target: Does the answer agree with the estimate‌</text:span> <text:line-break/><text:span text:style-name="Emphasis">‘Check’ (Self-Monitor) Target: The steps in the plan were followed and the operations </text:span><text:soft-page-break/><text:span text:style-name="Emphasis">completed in the correct order.</text:span></text:p>
                        </table:table-cell>
                        <table:table-cell table:style-name="Table1.C2" office:value-type="string">
                          <text:p text:style-name="P38"><text:span text:style-name="Strong_20_Emphasis">Say:</text:span> “I will compute the answer to the problem.” <text:line-break/><text:span text:style-name="Strong_20_Emphasis">Ask: </text:span>“Does my answer sound right‌” “Is my answer close to my estimate‌” <text:line-break/><text:span text:style-name="Strong_20_Emphasis">Check:</text:span> “I carried out all of the operations in the correct <text:soft-page-break/>order to solve this problem.”</text:p>
                        </table:table-cell>
                      </table:table-row>
                      <table:table-row>
                        <table:table-cell table:style-name="Table1.A9" office:value-type="string">
                          <text:p text:style-name="P38">7. <text:span text:style-name="Strong_20_Emphasis">Check the answer.</text:span></text:p>
                        </table:table-cell>
                        <table:table-cell table:style-name="Table1.B9" office:value-type="string">
                          <text:p text:style-name="P38"><text:span text:style-name="Strong_20_Emphasis">‘Say’ (Self-Instruction) Target:</text:span> <text:span text:style-name="Emphasis">The student reviews the computation steps to verify the answer.</text:span> <text:line-break/><text:span text:style-name="Emphasis">‘Ask’ (Self-Question) Target: Did the student check all the steps in solving the problem and are all computations correct‌</text:span> <text:line-break/><text:span text:style-name="Emphasis">‘Check’ (Self-Monitor) Target: The problem solution appears to have been done correctly.</text:span></text:p>
                        </table:table-cell>
                        <table:table-cell table:style-name="Table1.C9" office:value-type="string">
                          <text:p text:style-name="P38"><text:span text:style-name="Strong_20_Emphasis">Say:</text:span> “I will check the steps of my answer.” <text:line-break/><text:span text:style-name="Strong_20_Emphasis">Ask: </text:span><text:line-break/><text:span text:style-name="Strong_20_Emphasis">Check:</text:span> “”</text:p>
                        </table:table-cell>
                      </table:table-row>
                    </table:table>
                    <text:p text:style-name="P16"> </text:p>
                    <text:p text:style-name="P15"/>
                    <text:p text:style-name="P5"> </text:p>
                    <text:section text:style-name="Sect1" text:name="myattachments">
                      <text:h text:style-name="P46" text:outline-level="2">Attachments</text:h>
                      <text:list xml:id="list5070573807324260474" text:style-name="L14">
                        <text:list-item>
                          <text:p text:style-name="P77"><text:a xlink:type="simple" xlink:href="http://www.interventioncentral.org/sites/default/files/pdfs/pdfs_interventions/math_meta_cog_strategy_montague_SAY_ASK_CHECK.pdf" office:target-frame-name="_blank" xlink:show="new"><text:span text:style-name="T18">Say-Ask-Check Student Self-Coaching (Metacognitive) Prompts</text:span></text:a></text:p>
                        </text:list-item>
                      </text:list>
                    </text:section>
                    <text:section text:style-name="Sect1" text:name="references">
                      <text:h text:style-name="P47" text:outline-level="2">References</text:h>
                      <text:list xml:id="list5225241349025671570" text:style-name="L15">
                        <text:list-item>
                          <text:p text:style-name="P78">Burns, M. K., VanDerHeyden, A. M., &amp; Boice, C. H. (2008). Best practices in intensive academic interventions. In A. Thomas &amp; J. Grimes (Eds.), Best practices in school psychology V (pp.1151-1162). Bethesda, MD: National Association of School Psychologists.</text:p>
                        </text:list-item>
                        <text:list-item>
                          <text:p text:style-name="P78">Montague, M. (1992). The effects of cognitive and metacognitive strategy instruction on the mathematical problem solving of middle school students with learning disabilities. Journal of Learning Disabilities, 25, 230-248.</text:p>
                        </text:list-item>
                        <text:list-item>
                          <text:p text:style-name="P78">Montague, M., &amp; Dietz, S. (2009). Evaluating the evidence base for cognitive strategy instruction and mathematical problem solving. Exceptional Children, 75, 285-302.</text:p>
                        </text:list-item>
                      </text:list>
                    </text:section>
                  </text:section>
                </text:section>
              </text:section>
              <text:section text:style-name="Sect6" text:name="footer">
                <text:p text:style-name="P29"/>
                <text:section text:style-name="Sect1" text:name="block-block-1">
                  <text:p text:style-name="P19"/>
                </text:section>
                <text:section text:style-name="Sect7" text:name="block-menu-primary-links">
                  <text:list xml:id="list3540790918483512966" text:style-name="L16">
                    <text:list-item>
                      <text:p text:style-name="P79"><text:a xlink:type="simple" xlink:href="http://www.interventioncentral.org/home"><text:span text:style-name="T32">Home</text:span></text:a></text:p>
                    </text:list-item>
                    <text:list-item>
                      <text:p text:style-name="P79"><text:soft-page-break/><text:a xlink:type="simple" xlink:href="http://www.interventioncentral.org/response-to-intervention"><text:span text:style-name="T19">Academic Interventions</text:span></text:a></text:p>
                    </text:list-item>
                    <text:list-item>
                      <text:p text:style-name="P79"><text:a xlink:type="simple" xlink:href="http://www.interventioncentral.org/behavioral-intervention-modification"><text:span text:style-name="T19">Behavior Interventions</text:span></text:a></text:p>
                    </text:list-item>
                    <text:list-item>
                      <text:p text:style-name="P79"><text:a xlink:type="simple" xlink:href="http://www.interventioncentral.org/educational-products-supplies"><text:span text:style-name="T19">Products</text:span></text:a></text:p>
                    </text:list-item>
                    <text:list-item>
                      <text:p text:style-name="P79"><text:a xlink:type="simple" xlink:href="http://www.interventioncentral.org/workshops"><text:span text:style-name="T19">Workshops</text:span></text:a></text:p>
                    </text:list-item>
                    <text:list-item>
                      <text:p text:style-name="P79"><text:a xlink:type="simple" xlink:href="http://www.interventioncentral.org/curriculum-based-measurement-reading-math-assesment-tests"><text:span text:style-name="T19">CBM</text:span></text:a></text:p>
                    </text:list-item>
                    <text:list-item>
                      <text:p text:style-name="P79"><text:a xlink:type="simple" xlink:href="http://www.interventioncentral.org/teaching-resources/downloads"><text:span text:style-name="T19">Downloads</text:span></text:a></text:p>
                    </text:list-item>
                    <text:list-item>
                      <text:p text:style-name="P79"><text:a xlink:type="simple" xlink:href="http://www.interventioncentral.org/teaching-methods/blog"><text:span text:style-name="T19">Blog</text:span></text:a></text:p>
                    </text:list-item>
                    <text:list-item>
                      <text:p text:style-name="P79"><text:a xlink:type="simple" xlink:href="http://www.interventioncentral.org/Contact%20Us"><text:span text:style-name="T19">Contact</text:span></text:a></text:p>
                    </text:list-item>
                  </text:list>
                </text:section>
              </text:section>
            </text:section>
          </text:section>
        </text:section>
      </text:section>
      <text:p text:style-name="P37"><draw:frame draw:style-name="fr5" draw:name="Object4" text:anchor-type="as-char" svg:width="0.4909in" svg:height="0.4909in" draw:z-index="6"><draw:floating-frame xlink:href="https://accounts.google.com/o/oauth2/postmessageRelay?parent=http%3A%2F%2Fwww.interventioncentral.org#rpctoken=443651919&amp;forcesecure=1" xlink:type="simple" xlink:show="embed" xlink:actuate="onLoad" draw:frame-name="oauth2relay303591160"/><svg:desc>OLE-object</svg:desc></draw:frame><text:line-break/></text:p>
      <text:p text:style-name="P31"/>
      <text:p text:style-name="P17"><text:span text:style-name="T2"><text:s/></text:span><text:span text:style-name="Emphasis"><text:span text:style-name="T1">" In addition to completing the solution, the ending statement serves as a quick check of one's work. For example, having to write that the distance to the moon is two feet would cause the student to reexamine the problem solution</text:span></text:span></text:p>
      <text:p text:style-name="P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Mangal1" svg:font-family="Mangal"/>
    <style:font-face style:name="Times New Roman1" svg:font-family="'Times New Roman'"/>
    <style:font-face style:name="Trebuchet MS" svg:font-family="'Trebuchet MS', Arial, Helvetica, sans-serif"/>
    <style:font-face style:name="Verdana" svg:font-family="Verdana"/>
    <style:font-face style:name="inherit" svg:font-family="inheri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paragraph-properties fo:margin-top="0.1945in" fo:margin-bottom="0.1945in" style:contextual-spacing="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master-page style:name="First_20_Page" style:display-name="First Page" style:page-layout-name="Mpm1" style:next-style-name="Landscape"/>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7T21:03:47.379000000</meta:creation-date>
    <dc:date>2014-03-20T11:08:08.766000000</dc:date>
    <meta:editing-duration>P2DT2H49M12S</meta:editing-duration>
    <meta:editing-cycles>11</meta:editing-cycles>
    <meta:generator>LibreOffice/4.1.4.2$Windows_x86 LibreOffice_project/0a0440ccc0227ad9829de5f46be37cfb6edcf72</meta:generator>
    <meta:document-statistic meta:table-count="2" meta:image-count="3" meta:object-count="4" meta:page-count="14" meta:paragraph-count="157" meta:word-count="1922" meta:character-count="11778" meta:non-whitespace-character-count="10010"/>
  </office:meta>
</office:document-meta>
</file>